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AOImpl.getVariable( String va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opeDAOImpl.getPartnerLink( int plinkModel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DAOImpl.getScopeInstan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listEv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opeDAOImpl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Mod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Process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createPartnerLink( int plinkModelId , String pLinkName , String myRole , String partner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eDAOImpl.getCorrelationSet( String corrSe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opeDAOImpl.getPartner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Paren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ChildSco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setState( ScopeStateEnum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getCorrelation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ScopeDAOImpl( ScopeDAOImpl parentScope , String name , int scopeModelId , ProcessInstanceDAOImpl p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eDAO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OImpl.ScopeDA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